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2484" officeooo:paragraph-rsid="00152484"/>
    </style:style>
    <style:style style:name="P2" style:family="paragraph" style:parent-style-name="Standard" style:list-style-name="L1">
      <style:text-properties officeooo:rsid="00152484" officeooo:paragraph-rsid="00152484"/>
    </style:style>
    <style:style style:name="P3" style:family="paragraph" style:parent-style-name="Standard" style:list-style-name="L1">
      <style:text-properties officeooo:rsid="00158eac" officeooo:paragraph-rsid="00158eac"/>
    </style:style>
    <style:style style:name="P4" style:family="paragraph" style:parent-style-name="Standard" style:list-style-name="L1">
      <style:text-properties fo:font-weight="normal" officeooo:rsid="001bbfa9" officeooo:paragraph-rsid="00158eac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58eac" officeooo:paragraph-rsid="00158eac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820af" officeooo:paragraph-rsid="001820af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88edd" officeooo:paragraph-rsid="00188edd" style:font-weight-asian="normal" style:font-weight-complex="normal"/>
    </style:style>
    <style:style style:name="T1" style:family="text">
      <style:text-properties officeooo:rsid="00158eac"/>
    </style:style>
    <style:style style:name="T2" style:family="text">
      <style:text-properties officeooo:rsid="00169bc5"/>
    </style:style>
    <style:style style:name="T3" style:family="text">
      <style:text-properties officeooo:rsid="001975c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e ethics</text:p>
      <text:list xml:id="list6249098447243160221" text:style-name="L1">
        <text:list-item>
          <text:p text:style-name="P2">Rational grounds are the basis for other systems</text:p>
        </text:list-item>
        <text:list-item>
          <text:p text:style-name="P2">Virtue ethics takes into account the fact that there exist basic values (virtues) which seem to be either intrinsically wrong or right and are generally agreed upon by most individuals</text:p>
        </text:list-item>
        <text:list-item>
          <text:p text:style-name="P3">Emotions are a very charged topic on philosophy, as some consider them to be weak reasoning for those who cannot or have trouble being logical</text:p>
        </text:list-item>
        <text:list-item>
          <text:p text:style-name="P4"><text:span text:style-name="T1">E</text:span>udaimonia <text:span text:style-name="T1">is the ultimate goal: to live well and happily</text:span></text:p>
          <text:list>
            <text:list-item>
              <text:p text:style-name="P5">Virtue cannot be derived from reason alone (Kant) or if action requires desire (Hume)</text:p>
            </text:list-item>
          </text:list>
        </text:list-item>
        <text:list-item>
          <text:p text:style-name="P5">The author of the essay derives <text:span text:style-name="T2">that Aristotle (the founder of virtue ethics) believed that it's OK to reason from logic and emotions</text:span></text:p>
        </text:list-item>
        <text:list-item>
          <text:p text:style-name="P6">Objections: We have to accept the behaviour based on what is generally considered virtuous</text:p>
          <text:list>
            <text:list-item>
              <text:p text:style-name="P7">Homosexuality is no longer considered a vice, but was before</text:p>
              <text:list>
                <text:list-item>
                  <text:p text:style-name="P7">Does this mean that it was not OK to be homosexual?</text:p>
                </text:list-item>
                <text:list-item>
                  <text:p text:style-name="P7">This is disturbing as it means that the popular (perhaps <text:span text:style-name="T3">biggoted) opinions are the ones that are considered to be correct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0:53:54.858810869</meta:creation-date>
    <meta:generator>LibreOffice/4.3.1.2$Linux_X86_64 LibreOffice_project/430m0$Build-2</meta:generator>
    <dc:date>2014-09-25T11:04:40.151420232</dc:date>
    <meta:editing-duration>PT10M7S</meta:editing-duration>
    <meta:editing-cycles>7</meta:editing-cycles>
    <meta:document-statistic meta:table-count="0" meta:image-count="0" meta:object-count="0" meta:page-count="1" meta:paragraph-count="11" meta:word-count="178" meta:character-count="995" meta:non-whitespace-character-count="838"/>
  </office:meta>
</office:document-meta>
</file>